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b8f" officeooo:paragraph-rsid="001d5b8f" style:font-weight-asian="bold" style:font-weight-complex="bold"/>
    </style:style>
    <style:style style:name="P2" style:family="paragraph" style:parent-style-name="Standard">
      <style:text-properties fo:font-style="italic" fo:font-weight="normal" officeooo:rsid="001d5b8f" officeooo:paragraph-rsid="001d5b8f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d5b8f" officeooo:paragraph-rsid="001d5b8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d5b8f" officeooo:paragraph-rsid="001d5b8f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_EMP.sql </text:p>
      <text:p text:style-name="P1"/>
      <text:p text:style-name="P2">ALTER TABLE EMP ADD CONSTRAINT SUP PRIMARY KEY (EMPNO);</text:p>
      <text:p text:style-name="P2"/>
      <text:p text:style-name="P2">ALTER TABLE EMP ADD CONSTRAINT SALARY_CHECK CHECK (SALARY&gt;12000);</text:p>
      <text:p text:style-name="P2"/>
      <text:p text:style-name="P4">ALTER_DEPT.sql</text:p>
      <text:p text:style-name="P2"/>
      <text:p text:style-name="P2">ALTER TABLE DEPT ADD CONSTRAINT DEPT_PK PRIMARY KEY (DEPTNO);</text:p>
      <text:p text:style-name="P2"><text:span text:style-name="T1"/></text:p>
      <text:p text:style-name="P3"><text:span text:style-name="T1">ALTER_PROJ.sql</text:span></text:p>
      <text:p text:style-name="P3"><text:span text:style-name="T2">ALTER TABLE EMP_PROJ</text:span></text:p>
      <text:p text:style-name="P3"><text:span text:style-name="T2"><text:tab/>ADD CONSTRAINT EMPLOYEE_EMPNO_FK FOREIGN KEY(EMPNO)</text:span></text:p>
      <text:p text:style-name="P3"><text:span text:style-name="T2"><text:tab/><text:tab/>REFERENCES EMP(EMPNO);</text:span></text:p>
      <text:p text:style-name="P4"><text:span text:style-name="T2"/></text:p>
      <text:p text:style-name="P4">ALTER_EMP_PROJ.sql</text:p>
      <text:p text:style-name="P4"><text:span text:style-name="T4"/></text:p>
      <text:p text:style-name="P4"><text:span text:style-name="T4">ALTER TABLE EMP_PROJ ADD CONSTRAINT EMP_PROJ_PK PRIMARY KEY (EMPNO, HOURS_WORKED, PROJNO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05:22.283317360</meta:creation-date>
    <dc:date>2019-02-05T18:08:14.837510420</dc:date>
    <meta:editing-duration>PT2M54S</meta:editing-duration>
    <meta:editing-cycles>1</meta:editing-cycles>
    <meta:document-statistic meta:table-count="0" meta:image-count="0" meta:object-count="0" meta:page-count="1" meta:paragraph-count="11" meta:word-count="51" meta:character-count="427" meta:non-whitespace-character-count="383"/>
    <meta:generator>LibreOffice/6.0.6.2$Linux_X86_64 LibreOffice_project/00$Build-2</meta:generator>
  </office:meta>
</office:document-meta>
</file>